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Andale Sans UI" svg:font-family="'Andale Sans UI'" style:font-pitch="variable"/>
    <style:font-face style:name="MS Mincho" svg:font-family="'MS Mincho'"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agraph-properties fo:margin-left="1cm" fo:margin-right="0cm" fo:margin-top="0.3cm" fo:margin-bottom="0cm" fo:line-height="100%" fo:text-align="start" fo:text-indent="0cm" style:text-autospace="ideograph-alpha" style:punctuation-wrap="hanging" style:line-break="strict">
        <style:tab-stops/>
      </style:paragraph-properties>
      <style:text-properties fo:hyphenate="false"/>
    </style:style>
    <style:style style:name="P3" style:family="paragraph">
      <style:paragraph-properties fo:margin-left="0cm" fo:margin-right="0cm" fo:margin-top="0.3cm" fo:margin-bottom="0cm" fo:line-height="100%" fo:text-align="start" fo:text-indent="0cm" style:text-autospace="ideograph-alpha" style:punctuation-wrap="hanging" style:line-break="strict">
        <style:tab-stops/>
      </style:paragraph-properties>
      <style:text-properties fo:hyphenate="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font-size="8pt" fo:font-weight="bold" style:font-size-asian="8pt" style:font-weight-asian="bold" style:font-size-complex="8pt"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fo:font-size="9pt" fo:font-weight="bold" style:font-size-asian="9pt" style:font-weight-asian="bold" style:font-size-complex="9pt" style:font-weight-complex="bold"/>
    </style:style>
    <style:style style:name="P9" style:family="paragraph">
      <style:paragraph-properties fo:text-align="center"/>
    </style:style>
    <style:style style:name="P10" style:family="paragraph">
      <style:paragraph-properties fo:text-align="start"/>
    </style:style>
    <style:style style:name="P11" style:family="paragraph">
      <style:paragraph-properties fo:text-align="start"/>
      <style:text-properties style:text-line-through-style="none" fo:font-style="normal" style:text-underline-style="none"/>
    </style:style>
    <style:style style:name="P12" style:family="paragraph"/>
    <style:style style:name="P13" style:family="paragraph">
      <style:paragraph-properties fo:text-align="start"/>
      <style:text-properties fo:font-weight="bold"/>
    </style:style>
    <style:style style:name="P14" style:family="paragraph">
      <style:text-properties style:text-line-through-style="none" fo:font-style="normal" style:text-underline-style="none"/>
    </style:style>
    <style:style style:name="P15" style:family="paragraph" style:parent-style-name="Standard">
      <style:paragraph-properties fo:break-before="page"/>
    </style:style>
    <style:style style:name="T1" style:family="text">
      <style:text-properties style:use-window-font-color="true" style:text-outline="false" style:text-line-through-style="none" style:text-position="0% 100%" style:font-name="Arial" fo:font-size="12pt" fo:letter-spacing="normal" fo:language="en" fo:country="GB" fo:font-style="normal" fo:text-shadow="none" style:text-underline-style="none" fo:font-weight="bold" style:text-underline-mode="continuous" style:text-line-through-mode="continuous" style:letter-kerning="false" style:font-name-asian="Andale Sans UI" style:font-size-asian="12pt" style:language-asian="none" style:country-asian="none" style:font-style-asian="normal" style:font-weight-asian="normal" style:font-name-complex="Andale Sans UI" style:font-size-complex="12pt" style:language-complex="none" style:country-complex="none" style:font-style-complex="normal" style:font-weight-complex="normal" style:text-scale="100%" style:font-relief="none"/>
    </style:style>
    <style:style style:name="T2" style:family="text">
      <style:text-properties style:use-window-font-color="true" style:text-outline="false" style:text-line-through-style="none" style:text-position="0% 100%" style:font-name="Arial" fo:font-size="8pt" fo:letter-spacing="normal" fo:language="en" fo:country="GB" fo:font-style="normal" fo:text-shadow="none" style:text-underline-style="none" fo:font-weight="bold" style:text-underline-mode="continuous" style:text-line-through-mode="continuous" style:letter-kerning="false" style:font-name-asian="Andale Sans UI" style:font-size-asian="12pt" style:language-asian="none" style:country-asian="none" style:font-style-asian="normal" style:font-weight-asian="normal" style:font-name-complex="Andale Sans UI" style:font-size-complex="12pt" style:language-complex="none" style:country-complex="none" style:font-style-complex="normal" style:font-weight-complex="normal" style:text-scale="100%" style:font-relief="none"/>
    </style:style>
    <style:style style:name="T3" style:family="text">
      <style:text-properties fo:color="#000000" style:text-outline="false" style:text-line-through-style="none" style:text-position="0% 100%" style:font-name="Arial" fo:font-size="8pt" fo:letter-spacing="normal" fo:language="en" fo:country="GB" fo:font-style="normal" fo:text-shadow="none" style:text-underline-style="none" fo:font-weight="normal" style:text-underline-mode="continuous" style:text-line-through-mode="continuous" style:letter-kerning="false" style:font-name-asian="Andale Sans UI" style:font-size-asian="12pt" style:language-asian="none" style:country-asian="none" style:font-style-asian="normal" style:font-weight-asian="normal" style:font-name-complex="Andale Sans UI" style:font-size-complex="12pt" style:language-complex="none" style:country-complex="none" style:font-style-complex="normal" style:font-weight-complex="normal" style:text-scale="100%" style:font-relief="none"/>
    </style:style>
    <style:style style:name="T4" style:family="text">
      <style:text-properties style:use-window-font-color="true" style:text-outline="false" style:text-line-through-style="none" style:text-position="0% 100%" style:font-name="Arial" fo:font-size="8pt" fo:letter-spacing="normal" fo:language="en" fo:country="GB" fo:font-style="normal" fo:text-shadow="none" style:text-underline-style="none" fo:font-weight="normal" style:text-underline-mode="continuous" style:text-line-through-mode="continuous" style:letter-kerning="false" style:font-name-asian="Andale Sans UI" style:font-size-asian="12pt" style:language-asian="none" style:country-asian="none" style:font-style-asian="normal" style:font-weight-asian="normal" style:font-name-complex="Andale Sans UI" style:font-size-complex="12pt" style:language-complex="none" style:country-complex="none" style:font-style-complex="normal" style:font-weight-complex="normal" style:text-scale="100%" style:font-relief="none"/>
    </style:style>
    <style:style style:name="T5" style:family="text">
      <style:text-properties style:use-window-font-color="true" style:text-outline="false" style:text-line-through-style="none" style:text-position="0% 100%" style:font-name="Arial" fo:font-size="12pt" fo:letter-spacing="normal" fo:language="en" fo:country="GB" fo:font-style="normal" fo:text-shadow="none" style:text-underline-style="none" fo:font-weight="normal" style:text-underline-mode="continuous" style:text-line-through-mode="continuous" style:letter-kerning="false" style:font-name-asian="Andale Sans UI" style:font-size-asian="12pt" style:language-asian="none" style:country-asian="none" style:font-style-asian="normal" style:font-weight-asian="normal" style:font-name-complex="Andale Sans UI" style:font-size-complex="12pt" style:language-complex="none" style:country-complex="none" style:font-style-complex="normal" style:font-weight-complex="normal" style:text-scale="100%" style:font-relief="none"/>
    </style:style>
    <style:style style:name="T6" style:family="text">
      <style:text-properties fo:font-weight="bold" style:font-weight-asian="bold" style:font-weight-complex="bold"/>
    </style:style>
    <style:style style:name="Sect1" style:family="section">
      <style:section-properties text:dont-balance-text-columns="false" style:editable="false">
        <style:columns fo:column-count="0"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vertical-align="middle"/>
    </style:style>
    <style:style style:name="gr4" style:family="graphic">
      <style:graphic-properties fo:border="solid #c0c0c0"/>
    </style:style>
    <style:style style:name="gr5" style:family="graphic" style:data-style-name="C5106">
      <style:graphic-properties fo:border="solid #c0c0c0"/>
    </style:style>
    <style:style style:name="gr6" style:family="graphic">
      <style:graphic-properties fo:border="none #c0c0c0"/>
    </style:style>
    <style:style style:name="gr7" style:family="graphic">
      <style:graphic-properties style:run-through="foreground" style:vertical-pos="from-top" style:vertical-rel="paragraph-content" style:horizontal-pos="from-left" style:horizontal-rel="paragraph-content"/>
    </style:style>
    <style:style style:name="gr8" style:family="graphic">
      <style:graphic-properties fo:border="none #c0c0c0" style:wrap="run-through" style:number-wrapped-paragraphs="no-limit" style:vertical-pos="from-top" style:vertical-rel="paragraph" style:horizontal-pos="from-left" style:horizontal-rel="paragraph" draw:wrap-influence-on-position="once-concurrent" style:flow-with-text="false"/>
    </style:style>
    <number:date-style style:name="C5106" number:language="de" number:country="DE">
      <number:day/>
      <number:text>-</number:text>
      <number:month/>
      <number:text>-</number:text>
      <number:year/>
    </number:date-style>
  </office:automatic-styles>
  <office:body>
    <office:text>
      <office:forms form:automatic-focus="false" form:apply-design-mode="false">
        <xforms:model id="Model 1">
          <xforms:instance id="link" src="file:///C:/temp_sickness_data.xml">
            <SicknessForm>
              <SectionOne>
                <Surname/>
                <ForenameList/>
                <Department/>
                <Section/>
                <PayReference/>
              </SectionOne>
              <SectionTwo>
                <SicknessStartDate/>
                <FitDate/>
              </SectionTwo>
              <SectionThree workInjuryIndicator="false" injuryReportedIndicator="false">
                <Reason/>
              </SectionThree>
              <SectionFour>
                <AgreementIndicator/>
                <Designation/>
                <Date/>
              </SectionFour>
              <SectionFive>
                <PaymentAuthorised/>
                <AgreementIndicator/>
                <Designation/>
                <AuthorisationWithheldReason/>
                <AuthorisationDate/>
                <MedicalCertificate sightedIndicator="" retainedIndicator="">
                  <DocumentStatusCode/>
                  <FromDate/>
                  <ToDate/>
                </MedicalCertificate>
              </SectionFive>
            </SicknessForm>
          </xforms:instance>
          <xforms:bind id="Binding 1" nodeset="instance('link')/SicknessForm/SectionOne/Surname" required="true()" type="xsd:string"/>
          <xforms:bind id="Binding 2" nodeset="SectionOne/ForenameList" type="xsd:string"/>
          <xforms:bind id="Binding 3" nodeset="SectionOne/Department" required="true()" type="xsd:string"/>
          <xforms:bind id="Binding 4" nodeset="SectionOne/Section" required="true()" type="xsd:string"/>
          <xforms:bind id="Binding 5" nodeset="SectionOne/PayReference" required="true()" type="xsd:string"/>
          <xforms:bind id="Binding 6" nodeset="SectionTwo/SicknessStartDate" required="true()" type="xsd:date"/>
          <xforms:bind id="Binding 7" nodeset="SectionTwo/FitDate" required="true()" type="xsd:date"/>
          <xforms:bind id="Binding 8" nodeset="SectionThree/Reason" required="true()" type="xsd:string"/>
          <xforms:bind id="Binding 9" nodeset="SectionThree/@workInjuryIndicator" required="true()" type="xsd:boolean"/>
          <xforms:bind id="Binding 10" nodeset="SectionThree/@injuryReportedIndicator" required="true()" type="xsd:boolean"/>
          <xforms:bind id="Binding 11" nodeset="SectionFour/AgreementIndicator" required="true()" type="xsd:boolean"/>
          <xforms:bind id="Binding 21" nodeset="SectionFour/Designation" required="true()" type="xsd:string"/>
          <xforms:bind id="Binding 22" nodeset="SectionFour/Date" required="true()" type="xsd:date"/>
          <xforms:bind id="Binding 12" nodeset="SectionFive" relevant="false()"/>
          <xforms:submission id="save" action="file:///C:/temp_sickness_data.xml" method="put" indent="false" omit-xml-declaration="true" standalone="false" replace="none"/>
          <xforms:submission id="clear" ref="false()" action="file:///C:/temp_sickness_data.xml" method="put" indent="false" omit-xml-declaration="false" standalone="false" replace="instance"/>
          <xforms:submission id="submit" ref="/" action="file:///s:/public/pc_dev/Projects/XML_Forms/sickness/temp_data.xml" method="put" indent="false" omit-xml-declaration="false" standalone="false" replace="none"/>
          <xsd:schema/>
        </xforms:model>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area form:name="TextBox11" form:control-implementation="ooo:com.sun.star.form.component.TextField" form:id="control1" form:printable="false" form:readonly="true" form:current-value="POLICY&#10;&#10;Non-Certified Sickness Absence Policy&#10;&#10;1.&#10;Whilst the control of absence is essentially a management task, it remains an obligation upon every employee absent for any reason except annual holidays, maternity leave or approved public or trade union duties to notify their appropriate department or the immediate supervisor as soon as possible on the first day of absence, stating the reason for absence.&#10;2. &#10;In respect of sickness-absence not exceeding seven consecutive days, a medical certificate is not required by your Employer except where absence is due or claimed to be due to illness or injury of industrial origin.&#10;3.&#10;Upon return to work after uncertified sickness not exceeding seven consecutive days, an employee should report to the appropriate supervisor and complete a form of self-certification which will be endorsed for payment by the appropriate supervisor before being forwarded to the Wage/Salaries Section.&#10;4.&#10;The appropriate supervisor will, if satisfied, normally endorse the form of self-certification for payment. An individual who does not wish to discuss the reason for sickness absence with their supervisor, may instead do so with the Employer's Welfare Advisor or the Occupational Health Director. In the light of their advice, the Director of Personel may then authorise payment for the period of absence.&#10;5. &#10;Payment during periods of sickness absence will not in any circumstances exceed the individual's contractual entitlement to sickness pay.&#10;6.&#10;Wherever possible, advance notice of an individual's return to work would be appreciated by management so that appropriate cover may be arranged in the meantime.&#10;7.&#10;The individual may be required to have a medical check before recommencing work, especially if the absence is, or is thought to be, due to illness or injury of industrial origin or contagious disease.&#10;8. &#10;Levels of uncertification sickness absence will naturally be monitored by management. In cases where there may be possible abuse, these will be investigated and, where proven, result in curtailment of the scheme for an employee or even a workgroup. Disciplinary action may also be taken including dismissal.&#10;9.&#10;The Employer will suspend the self-certification scheme in respect of any workforce whose members have withdrawn their labour in furtherance of a trade dispute. Subject to the Employer's right to require a private medical certificate, the scheme will continue to operate where any workforce is consequentially unable to perform its normal duties because of action taken by others.&#10;10.&#10;The operation of the self-certification scheme will generally be kept under review. Any individual problems not resloved departmentally should be referred to the Director of Personnel.&#10;11. &#10;Individuals who decline to complete a self-certification form may, in the first instance, be given the option of taking time-off without pay or set against any outstanding leave in the current year and paid accordingly.&#10;12.&#10;Sickness absence exceeding seven consecutive days must be verified by a medical certificate supplied to the individual employee by a medical practitioner. (Sundays do not presently count for D.H.S.S. purposes.)&#10;13. &#10;In the light of experience and in order to comply with the law, the Employer reserves the right to amend the scheme. It is not its intention, however, that anything in this policy statement should diminish the benefit which may be accorded via the appropriate national agreements when they have been concluded.&#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text:p text:style-name="P1"><text:span text:style-name="T1">POLICY</text:span></text:p>
            <text:p text:style-name="P1"><text:span text:style-name="T1"/></text:p>
            <text:p text:style-name="P1"><text:span text:style-name="T2">Non-Certified Sickness Absence Policy</text:span></text:p>
            <text:p text:style-name="P1"><text:span text:style-name="T2"/></text:p>
            <text:p text:style-name="P1"><text:span text:style-name="T3">1.</text:span></text:p>
            <text:p text:style-name="P2"><text:span text:style-name="T3">Whilst the control of absence is essentially a management task, it remains an obligation upon every employee absent for </text:span><text:span text:style-name="T3">any reason except annual holidays, maternity leave or approved public or trade union duties to notify their appropriate </text:span><text:span text:style-name="T3">department or the immediate supervisor as soon as possible on the first day of absence, stating the reason for absence.</text:span></text:p>
            <text:p text:style-name="P3"><text:span text:style-name="T3">2. </text:span></text:p>
            <text:p text:style-name="P2"><text:span text:style-name="T3">In respect of sickness-absence not exceeding seven consecutive days, a medical certificate is not required by your </text:span><text:span text:style-name="T3">Employer except where absence is due or claimed to be due to illness or injury of industrial origin.</text:span></text:p>
            <text:p text:style-name="P3"><text:span text:style-name="T3">3.</text:span></text:p>
            <text:p text:style-name="P2"><text:span text:style-name="T3">Upon return to work after uncertified sickness not exceeding seven consecutive days, an employee should report to the </text:span><text:span text:style-name="T3">appropriate supervisor and complete a form of self-certification which will be endorsed for payment by the appropriate </text:span><text:span text:style-name="T3">supervisor before being forwarded to the Wage/Salaries Section.</text:span></text:p>
            <text:p text:style-name="P1"><text:span text:style-name="T3">4.</text:span></text:p>
            <text:p text:style-name="P2"><text:span text:style-name="T3">The appropriate supervisor will, if satisfied, normally endorse the form of self-certification for payment. An individual who </text:span><text:span text:style-name="T3">does not wish to discuss the reason for sickness absence with their supervisor, may instead do so with the Employer's </text:span><text:span text:style-name="T3">Welfare Advisor or the Occupational Health Director. In the light of their advice, the Director of Personel may then </text:span><text:span text:style-name="T3">authorise payment for the period of absence.</text:span></text:p>
            <text:p text:style-name="P3"><text:span text:style-name="T3">5. </text:span></text:p>
            <text:p text:style-name="P2"><text:span text:style-name="T3">Payment during periods of sickness absence will not in any circumstances exceed the individual's contractual entitlement </text:span><text:span text:style-name="T3">to sickness pay.</text:span></text:p>
            <text:p text:style-name="P3"><text:span text:style-name="T3">6.</text:span></text:p>
            <text:p text:style-name="P2"><text:span text:style-name="T3">Wherever possible, advance notice of an individual's return to work would be appreciated by management so that </text:span><text:span text:style-name="T3">appropriate cover may be arranged in the meantime.</text:span></text:p>
            <text:p text:style-name="P1"><text:span text:style-name="T3">7.</text:span></text:p>
            <text:p text:style-name="P2"><text:span text:style-name="T3">The individual may be required to have a medical check before recommencing work, especially if the absence is, or is </text:span><text:span text:style-name="T3">thought to be, due to illness or injury of industrial origin or contagious disease.</text:span></text:p>
            <text:p text:style-name="P3"><text:span text:style-name="T3">8. </text:span></text:p>
            <text:p text:style-name="P2"><text:span text:style-name="T3">Levels of uncertification sickness absence will naturally be monitored by management. In cases where there may be </text:span><text:span text:style-name="T3">possible abuse, these will be investigated and, where proven, result in curtailment of the scheme for an employee or even </text:span><text:span text:style-name="T3">a workgroup. Disciplinary action may also be taken including dismissal.</text:span></text:p>
            <text:p text:style-name="P3"><text:span text:style-name="T3">9.</text:span></text:p>
            <text:p text:style-name="P2"><text:span text:style-name="T3">The Employer will suspend the self-certification scheme in respect of any workforce whose members have withdrawn their </text:span><text:span text:style-name="T3">labour in furtherance of a trade dispute. Subject to the Employer's right to require a private medical certificate, the scheme </text:span><text:span text:style-name="T3">will continue to operate where any workforce is consequentially unable to perform its normal duties because of action </text:span><text:span text:style-name="T3">taken by others.</text:span></text:p>
            <text:p text:style-name="P1"><text:span text:style-name="T3">10.</text:span></text:p>
            <text:p text:style-name="P2"><text:span text:style-name="T3">The operation of the self-certification scheme will generally be kept under review. Any individual problems not resloved </text:span><text:span text:style-name="T3">departmentally should be referred to the Director of Personnel.</text:span></text:p>
            <text:p text:style-name="P3"><text:span text:style-name="T3">11. </text:span></text:p>
            <text:p text:style-name="P2"><text:span text:style-name="T3">Individuals who decline to complete a self-certification form may, in the first instance, be given the option of taking time-off </text:span><text:span text:style-name="T3">without pay or set against any outstanding leave in the current year and paid accordingly.</text:span></text:p>
            <text:p text:style-name="P3"><text:span text:style-name="T3">12.</text:span></text:p>
            <text:p text:style-name="P2"><text:span text:style-name="T3">Sickness absence exceeding seven consecutive days must be verified by a medical certificate supplied to the individual </text:span><text:span text:style-name="T3">employee by a medical practitioner. (Sundays do not presently count for D.H.S.S. purposes.)</text:span></text:p>
            <text:p text:style-name="P3"><text:span text:style-name="T3">13. </text:span></text:p>
            <text:p text:style-name="P2"><text:span text:style-name="T3">In the light of experience and in order to comply with the law, the Employer reserves the right to amend the scheme. It is </text:span><text:span text:style-name="T3">not its intention, however, that anything in this policy statement should diminish the benefit which may be accorded via </text:span><text:span text:style-name="T3">the appropriate national agreements when they have been concluded.</text:span></text:p>
            <text:p text:style-name="P2"><text:span text:style-name="T4"/></text:p>
          </form:textarea>
          <form:button form:name="PushButton" form:control-implementation="ooo:com.sun.star.form.component.CommandButton" form:id="control2" form:label="Save Locally" form:button-type="submit" office:target-frame="" xlink:href="" form:image-data="" form:xforms-submission="save"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3" form:label="New" form:button-type="submit" office:target-frame="" xlink:href="" form:image-data="" form:xforms-submission="clear" form:delay-for-repeat="PT0.50S" form:image-position="center">
            <form:properties>
              <form:property form:property-name="DefaultControl" office:value-type="string" office:string-value="com.sun.star.form.control.CommandButton"/>
            </form:properties>
          </form:button>
          <form:button form:name="PushButton2" form:control-implementation="ooo:com.sun.star.form.component.CommandButton" form:id="control4" form:label="Submit/Upload" form:button-type="submit" office:target-frame="" xlink:href="" form:image-data="" form:xforms-submission="submit" form:delay-for-repeat="PT0.50S" form:image-position="center">
            <form:properties>
              <form:property form:property-name="DefaultControl" office:value-type="string" office:string-value="com.sun.star.form.control.CommandButton"/>
            </form:properties>
          </form:button>
          <form:fixed-text form:name="LabelField10" form:control-implementation="ooo:com.sun.star.form.component.FixedText" form:id="control5" form:label="Have you reported the injury?                   *" form:for="control6"/>
          <form:checkbox form:name="CheckBox1" form:control-implementation="ooo:com.sun.star.form.component.CheckBox" form:id="control6" form:visual-effect="flat" xforms:bind="Binding 10"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Field9" form:control-implementation="ooo:com.sun.star.form.component.FixedText" form:id="control7" form:label="Was this because of injury at work?            *" form:for="control8"/>
          <form:checkbox form:name="CheckBox" form:control-implementation="ooo:com.sun.star.form.component.CheckBox" form:id="control8" form:visual-effect="flat" xforms:bind="Binding 9"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Field8" form:control-implementation="ooo:com.sun.star.form.component.FixedText" form:id="control9" form:label="Please say briefly why you were unfit for work. (Words like 'unwell' or 'ill' are not enough.)" form:for="control10"/>
          <form:textarea form:name="TextBox7" form:control-implementation="ooo:com.sun.star.form.component.TextField" form:id="control10" form:convert-empty-to-null="true" xforms:bind="Binding 8">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frame form:name="GroupBox2" form:control-implementation="ooo:com.sun.star.form.component.GroupBox" form:id="control11" form:label="3."/>
          <form:fixed-text form:name="LabelField11" form:control-implementation="ooo:com.sun.star.form.component.FixedText" form:id="control12" form:label="*  If 'yes' please see note 2 on next page"/>
          <form:fixed-text form:name="LabelField5" form:control-implementation="ooo:com.sun.star.form.component.FixedText" form:id="control13" form:label="Forenames" form:for="control14"/>
          <form:text form:name="TextBox4" form:control-implementation="ooo:com.sun.star.form.component.TextField" form:id="control14" form:convert-empty-to-null="true" xforms:bind="Binding 2">
            <form:properties>
              <form:property form:property-name="DefaultControl" office:value-type="string" office:string-value="com.sun.star.form.control.TextField"/>
            </form:properties>
          </form:text>
          <form:fixed-text form:name="LabelField4" form:control-implementation="ooo:com.sun.star.form.component.FixedText" form:id="control15" form:label="Department" form:for="control16"/>
          <form:text form:name="TextBox3" form:control-implementation="ooo:com.sun.star.form.component.TextField" form:id="control16" form:convert-empty-to-null="true" xforms:bind="Binding 3">
            <form:properties>
              <form:property form:property-name="DefaultControl" office:value-type="string" office:string-value="com.sun.star.form.control.TextField"/>
            </form:properties>
          </form:text>
          <form:fixed-text form:name="LabelField3" form:control-implementation="ooo:com.sun.star.form.component.FixedText" form:id="control17" form:label="Section" form:for="control18"/>
          <form:text form:name="TextBox2" form:control-implementation="ooo:com.sun.star.form.component.TextField" form:id="control18" form:convert-empty-to-null="true" xforms:bind="Binding 4">
            <form:properties>
              <form:property form:property-name="DefaultControl" office:value-type="string" office:string-value="com.sun.star.form.control.TextField"/>
            </form:properties>
          </form:text>
          <form:fixed-text form:name="LabelField2" form:control-implementation="ooo:com.sun.star.form.component.FixedText" form:id="control19" form:label="Pay Reference" form:for="control20"/>
          <form:text form:name="TextBox1" form:control-implementation="ooo:com.sun.star.form.component.TextField" form:id="control20" form:convert-empty-to-null="true" xforms:bind="Binding 5">
            <form:properties>
              <form:property form:property-name="DefaultControl" office:value-type="string" office:string-value="com.sun.star.form.control.TextField"/>
            </form:properties>
          </form:text>
          <form:fixed-text form:name="LabelField" form:control-implementation="ooo:com.sun.star.form.component.FixedText" form:id="control21" form:label="Surname" form:for="control22"/>
          <form:text form:name="TextBox" form:control-implementation="ooo:com.sun.star.form.component.TextField" form:id="control22" form:convert-empty-to-null="true" xforms:bind="Binding 1">
            <form:properties>
              <form:property form:property-name="DefaultControl" office:value-type="string" office:string-value="com.sun.star.form.control.TextField"/>
            </form:properties>
          </form:text>
          <form:frame form:name="GroupBox" form:control-implementation="ooo:com.sun.star.form.component.GroupBox" form:id="control23" form:label="1."/>
          <form:fixed-text form:name="LabelField7" form:control-implementation="ooo:com.sun.star.form.component.FixedText" form:id="control24" form:label="Fit to Return to Work  DD/MM/YYYY" form:for="control25"/>
          <form:formatted-text form:name="TextBox6" form:control-implementation="ooo:com.sun.star.form.component.DateField" form:id="control25" xforms:bind="Binding 7" form:min-value="18000101" form:max-value="22001231">
            <form:properties>
              <form:property form:property-name="DefaultControl" office:value-type="string" office:string-value="com.sun.star.form.control.DateField"/>
              <form:property form:property-name="EnforceFormat" office:value-type="boolean" office:boolean-value="false"/>
            </form:properties>
          </form:formatted-text>
          <form:fixed-text form:name="LabelField6" form:control-implementation="ooo:com.sun.star.form.component.FixedText" form:id="control26" form:label="First Day of Sickness (Enter week-end date if applicable) DD/MM/YYYY" form:for="control27"/>
          <form:formatted-text form:name="TextBox5" form:control-implementation="ooo:com.sun.star.form.component.DateField" form:id="control27" xforms:bind="Binding 6" form:min-value="18000101" form:max-value="22001231">
            <form:properties>
              <form:property form:property-name="DefaultControl" office:value-type="string" office:string-value="com.sun.star.form.control.DateField"/>
              <form:property form:property-name="EnforceFormat" office:value-type="boolean" office:boolean-value="false"/>
            </form:properties>
          </form:formatted-text>
          <form:frame form:name="GroupBox1" form:control-implementation="ooo:com.sun.star.form.component.GroupBox" form:id="control28" form:label="2."/>
          <form:fixed-text form:name="LabelField1" form:control-implementation="ooo:com.sun.star.form.component.FixedText" form:id="control29" form:label="I certify that I was sick as follows:"/>
          <form:fixed-text form:name="LabelField18" form:control-implementation="ooo:com.sun.star.form.component.FixedText" form:id="control30" form:label="Agreed?" form:for="control31"/>
          <form:checkbox form:name="CheckBox6" form:control-implementation="ooo:com.sun.star.form.component.CheckBox" form:id="control31" form:visual-effect="flat" xforms:bind="Binding 11"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Field14" form:control-implementation="ooo:com.sun.star.form.component.FixedText" form:id="control32" form:label="Date" form:for="control33"/>
          <form:formatted-text form:name="TextBox10" form:control-implementation="ooo:com.sun.star.form.component.DateField" form:id="control33" xforms:bind="Binding 22" form:min-value="18000101" form:max-value="22001231">
            <form:properties>
              <form:property form:property-name="DefaultControl" office:value-type="string" office:string-value="com.sun.star.form.control.DateField"/>
              <form:property form:property-name="EnforceFormat" office:value-type="boolean" office:boolean-value="false"/>
            </form:properties>
          </form:formatted-text>
          <form:fixed-text form:name="LabelField13" form:control-implementation="ooo:com.sun.star.form.component.FixedText" form:id="control34" form:label="Designation" form:for="control35"/>
          <form:text form:name="TextBox9" form:control-implementation="ooo:com.sun.star.form.component.TextField" form:id="control35" form:convert-empty-to-null="true" xforms:bind="Binding 21">
            <form:properties>
              <form:property form:property-name="DefaultControl" office:value-type="string" office:string-value="com.sun.star.form.control.TextField"/>
            </form:properties>
          </form:text>
          <form:frame form:name="GroupBox3" form:control-implementation="ooo:com.sun.star.form.component.GroupBox" form:id="control36" form:label="4. "/>
          <form:textarea form:name="TextBox8" form:control-implementation="ooo:com.sun.star.form.component.TextField" form:id="control37" form:readonly="true" form:current-value="I claim payment for the period of absence in accordance with my contract of employment and my Employer's policy on self-certification which I have read and understood." form:value="I claim payment for the period of absence in accordance with my contract of employment and my Employer's policy on self-certification which I have read and understood."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TextBox12" form:control-implementation="ooo:com.sun.star.form.component.TextField" form:id="control38" form:disabled="true" form:readonly="true" form:convert-empty-to-null="true" xforms:bind="Binding 12">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SICKNESS ABSENCE - SELF-CERTIFICATION FORM</text:p>
      <text:p text:style-name="P5"/>
      <text:p text:style-name="Standard"/>
      <text:section text:style-name="Sect1" text:name="Section1">
        <text:p text:style-name="P6">Notes for Guidance</text:p>
        <text:p text:style-name="P6"/>
        <text:p text:style-name="P7">Parts 1 - 4 for this form should be completed by an employee returning to work after sickness absence. The form should then be handed to the nominated supervisor.</text:p>
        <text:p text:style-name="P7"/>
        <text:p text:style-name="P7">Your Employer can pay Statutory Sick Pay for <text:span text:style-name="T6">all</text:span> days of sickness, <text:span text:style-name="T6">including Saturdays and Sundays</text:span>. Failure to claim for days sick at a week-end may result in <text:span text:style-name="T6">underpayment</text:span> of Statutory Sick Pay.</text:p>
        <text:p text:style-name="P7"/>
        <text:p text:style-name="P7">If you are excluded/transferred from Statutory Sick Pay your Employer will issue you with the appropriate form to claim from the <text:span text:style-name="T6">Department of Health and Social Security</text:span>.</text:p>
        <text:p text:style-name="P7"/>
        <text:p text:style-name="P7">After seven calendar days' absence, a medical certificate is required by your Employer. Send it to your management without delay as failure to do so could result in a loss of benefit.</text:p>
        <text:p text:style-name="P8"/>
        <text:p text:style-name="P8"/>
      </text:section>
      <text:p text:style-name="Standard"><draw:g text:anchor-type="paragraph" draw:z-index="1" draw:style-name="gr1"><draw:control draw:text-style-name="P9" svg:width="2.5cm" svg:height="1.071cm" svg:x="7.001cm" svg:y="15.023cm" draw:control="control2"/><draw:control draw:text-style-name="P9" svg:width="2.5cm" svg:height="1.001cm" svg:x="2.999cm" svg:y="15.094cm" draw:control="control3"/><draw:control draw:text-style-name="P9" svg:width="2.5cm" svg:height="1.001cm" svg:x="11cm" svg:y="15.104cm" draw:control="control4"/>
    </draw:g><draw:g text:anchor-type="paragraph" draw:z-index="4" draw:style-name="gr1"><draw:g draw:style-name="gr2"><draw:control draw:text-style-name="P10" svg:width="6.501cm" svg:height="0.498cm" svg:x="0.497cm" svg:y="10.089cm" draw:control="control5"/><draw:control draw:style-name="gr3" draw:text-style-name="P10" svg:width="4cm" svg:height="0.498cm" svg:x="6.999cm" svg:y="10.089cm" draw:control="control6"/>
     </draw:g><draw:g draw:style-name="gr2"><draw:control draw:text-style-name="P10" svg:width="6.502cm" svg:height="0.498cm" svg:x="0.497cm" svg:y="9.59cm" draw:control="control7"/><draw:control draw:style-name="gr3" draw:text-style-name="P10" svg:width="4cm" svg:height="0.498cm" svg:x="7.001cm" svg:y="9.592cm" draw:control="control8"/>
     </draw:g><draw:g draw:style-name="gr2"><draw:control draw:text-style-name="P10" svg:width="13.997cm" svg:height="0.498cm" svg:x="0.497cm" svg:y="8.106cm" draw:control="control9"/><draw:control draw:style-name="gr4" draw:text-style-name="P11" svg:width="16.003cm" svg:height="0.999cm" svg:x="0.497cm" svg:y="8.604cm" draw:control="control10"/>
     </draw:g><draw:control draw:text-style-name="P12" svg:width="17.003cm" svg:height="3.488cm" svg:x="-0.002cm" svg:y="7.602cm" draw:control="control11"/><draw:control draw:style-name="gr3" draw:text-style-name="P10" svg:width="6.002cm" svg:height="0.5cm" svg:x="0.497cm" svg:y="10.587cm" draw:control="control12"/>
    </draw:g><draw:g text:anchor-type="paragraph" draw:z-index="2" draw:style-name="gr1"><draw:g draw:style-name="gr2"><draw:control draw:text-style-name="P10" svg:width="3.731cm" svg:height="0.498cm" svg:x="0.497cm" svg:y="2.104cm" draw:control="control13"/><draw:control draw:style-name="gr4" draw:text-style-name="P11" svg:width="4.266cm" svg:height="0.498cm" svg:x="4.23cm" svg:y="2.104cm" draw:control="control14"/>
     </draw:g><draw:g draw:style-name="gr2"><draw:control draw:text-style-name="P10" svg:width="3.731cm" svg:height="0.498cm" svg:x="0.497cm" svg:y="3.099cm" draw:control="control15"/><draw:control draw:style-name="gr4" draw:text-style-name="P11" svg:width="4.266cm" svg:height="0.498cm" svg:x="4.23cm" svg:y="3.099cm" draw:control="control16"/>
     </draw:g><draw:g draw:style-name="gr2"><draw:control draw:text-style-name="P10" svg:width="3.499cm" svg:height="0.498cm" svg:x="8.999cm" svg:y="3.196cm" draw:control="control17"/><draw:control draw:style-name="gr4" draw:text-style-name="P11" svg:width="3.998cm" svg:height="0.498cm" svg:x="12.499cm" svg:y="3.196cm" draw:control="control18"/>
     </draw:g><draw:g draw:style-name="gr2"><draw:control draw:text-style-name="P10" svg:width="3.497cm" svg:height="0.498cm" svg:x="9.004cm" svg:y="1.194cm" draw:control="control19"/><draw:control draw:style-name="gr4" draw:text-style-name="P11" svg:width="3.998cm" svg:height="0.498cm" svg:x="12.502cm" svg:y="1.194cm" draw:control="control20"/>
     </draw:g><draw:g draw:style-name="gr2"><draw:control draw:text-style-name="P10" svg:width="3.731cm" svg:height="0.498cm" svg:x="0.497cm" svg:y="1.102cm" draw:control="control21"/><draw:control draw:style-name="gr4" draw:text-style-name="P11" svg:width="4.266cm" svg:height="0.498cm" svg:x="4.23cm" svg:y="1.102cm" draw:control="control22"/>
     </draw:g><draw:control draw:text-style-name="P12" svg:width="17.003cm" svg:height="3.5cm" svg:x="-0.002cm" svg:y="0.601cm" draw:control="control23"/>
    </draw:g><draw:g text:anchor-type="paragraph" draw:z-index="3" draw:style-name="gr1"><draw:g draw:style-name="gr2"><draw:control draw:text-style-name="P13" svg:width="5.502cm" svg:height="0.498cm" svg:x="11.499cm" svg:y="5.604cm" draw:control="control24"/><draw:control draw:style-name="gr5" draw:text-style-name="P14" svg:width="4cm" svg:height="0.498cm" svg:x="11.499cm" svg:y="6.101cm" draw:control="control25"/>
     </draw:g><draw:g draw:style-name="gr2"><draw:control draw:text-style-name="P13" svg:width="10.503cm" svg:height="0.498cm" svg:x="0.497cm" svg:y="5.606cm" draw:control="control26"/><draw:control draw:style-name="gr5" draw:text-style-name="P14" svg:width="4cm" svg:height="0.498cm" svg:x="0.499cm" svg:y="6.107cm" draw:control="control27"/>
     </draw:g><draw:control draw:text-style-name="P12" svg:width="17.003cm" svg:height="2.502cm" svg:x="-0.002cm" svg:y="4.602cm" draw:control="control28"/><draw:control draw:style-name="gr3" draw:text-style-name="P10" svg:width="5.502cm" svg:height="0.502cm" svg:x="0.497cm" svg:y="5.103cm" draw:control="control29"/>
    </draw:g><draw:g text:anchor-type="paragraph" draw:z-index="5" draw:style-name="gr1"><draw:g draw:style-name="gr2"><draw:control draw:text-style-name="P10" svg:width="1.405cm" svg:height="0.498cm" svg:x="0.497cm" svg:y="13.106cm" draw:control="control30"/><draw:control draw:style-name="gr3" draw:text-style-name="P10" svg:width="0.879cm" svg:height="0.498cm" svg:x="1.901cm" svg:y="13.106cm" draw:control="control31"/>
     </draw:g><draw:g draw:style-name="gr2"><draw:control draw:text-style-name="P10" svg:width="1.498cm" svg:height="0.498cm" svg:x="10.999cm" svg:y="13.106cm" draw:control="control32"/><draw:control draw:style-name="gr5" draw:text-style-name="P14" svg:width="4cm" svg:height="0.498cm" svg:x="12.499cm" svg:y="13.106cm" draw:control="control33"/>
     </draw:g><draw:g draw:style-name="gr2"><draw:control draw:text-style-name="P10" svg:width="2.001cm" svg:height="0.498cm" svg:x="4.498cm" svg:y="13.106cm" draw:control="control34"/><draw:control draw:style-name="gr4" draw:text-style-name="P11" svg:width="4cm" svg:height="0.498cm" svg:x="6.498cm" svg:y="13.102cm" draw:control="control35"/>
     </draw:g><draw:control draw:text-style-name="P12" svg:width="17.003cm" svg:height="2.5cm" svg:x="-0.002cm" svg:y="11.603cm" draw:control="control36"/><draw:control draw:style-name="gr6" draw:text-style-name="P11" svg:width="16.003cm" svg:height="1.001cm" svg:x="0.497cm" svg:y="12.102cm" draw:control="control37"/>
    </draw:g><draw:g text:anchor-type="paragraph" draw:z-index="0" draw:style-name="gr7"><draw:control draw:style-name="gr4" draw:text-style-name="P11" svg:width="0.101cm" svg:height="0.175cm" svg:x="3.713cm" svg:y="17.2cm" draw:control="control38"/>
    </draw:g></text:p>
      <text:p text:style-name="P15"/>
      <text:p text:style-name="Standard"><draw:control text:anchor-type="paragraph" draw:z-index="6" draw:style-name="gr8" draw:text-style-name="P11" svg:width="16.003cm" svg:height="24.503cm" svg:x="0.497cm" svg:y="0.316cm" draw:control="contro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Andale Sans UI" svg:font-family="'Andale Sans UI'" style:font-pitch="variable"/>
    <style:font-face style:name="MS Mincho" svg:font-family="'MS Mincho'"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Andale Sans UI"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Andale Sans UI" style:font-size-complex="14pt"/>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0$Win32 OpenOffice.org_project/680m139$Build-8974
  </meta:generator>
    <meta:creation-date>2005-08-02T18:05:11</meta:creation-date>
    <dc:date>2005-12-19T10:54:12</dc:date>
    <dc:language>en-GB</dc:language>
    <meta:editing-cycles>71</meta:editing-cycles>
    <meta:editing-duration>PT4H40M57S</meta:editing-duration>
    <meta:user-defined meta:name="Info 1"/>
    <meta:user-defined meta:name="Info 2"/>
    <meta:user-defined meta:name="Info 3"/>
    <meta:user-defined meta:name="Info 4"/>
    <meta:document-statistic meta:table-count="0" meta:image-count="0" meta:object-count="0" meta:page-count="2" meta:paragraph-count="6" meta:word-count="130" meta:character-count="769"/>
  </office:meta>
</office:document-meta>
</file>